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 style:list-style-name="L1">
      <style:text-properties style:text-underline-style="none"/>
    </style:style>
    <style:style style:name="P6" style:family="paragraph" style:parent-style-name="Standard" style:list-style-name="L2">
      <style:text-properties style:text-underline-style="none"/>
    </style:style>
    <style:style style:name="P7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ISR :</text:p>
      <text:p text:style-name="Standard"/>
      <text:p text:style-name="Standard"/>
      <text:p text:style-name="P2">DNS</text:p>
      <text:p text:style-name="Standard"/>
      <text:p text:style-name="Standard">« Domain Name System »</text:p>
      <text:p text:style-name="Standard">Permet de traduire les de domaines ne adresses ip</text:p>
      <text:p text:style-name="Standard">Port 53 (tcp et udp)</text:p>
      <text:p text:style-name="Standard"/>
      <text:p text:style-name="P1">Pourquoi le DNS ?</text:p>
      <text:p text:style-name="Standard"/>
      <text:p text:style-name="Standard">Il est plus simple de retenir des mots que des nombres</text:p>
      <text:p text:style-name="Standard"/>
      <text:p text:style-name="P1">Qui gère attribution ?</text:p>
      <text:p text:style-name="P1"/>
      <text:p text:style-name="P4">Internationale → ICANN</text:p>
      <text:p text:style-name="P4">France → L'Afnic</text:p>
      <text:p text:style-name="P4"/>
      <text:p text:style-name="P1">Comment est-il construit ?</text:p>
      <text:p text:style-name="P1"/>
      <text:list xml:id="list3399980515146350827" text:style-name="L1">
        <text:list-item>
          <text:p text:style-name="P5">Nom de racine « . »</text:p>
        </text:list-item>
        <text:list-item>
          <text:p text:style-name="P5">TLD (Top Level Domain) → .com, .fr, .net</text:p>
        </text:list-item>
        <text:list-item>
          <text:p text:style-name="P5">Domaine de second niveau → nom entreprise par exemple</text:p>
        </text:list-item>
        <text:list-item>
          <text:p text:style-name="P5">sous domaine → www par exemple</text:p>
        </text:list-item>
      </text:list>
      <text:p text:style-name="P4"/>
      <text:p text:style-name="P4">Tout cela forme un FQDN : Fully Qualified Domain Name</text:p>
      <text:p text:style-name="P4"/>
      <text:p text:style-name="P1">Serveurs DNS racines</text:p>
      <text:p text:style-name="P1"/>
      <text:list xml:id="list7961656548577936759" text:style-name="L2">
        <text:list-item>
          <text:p text:style-name="P6">Au plus haut de la hiérarchie</text:p>
        </text:list-item>
        <text:list-item>
          <text:p text:style-name="P6">Ils transfèrent l'info</text:p>
        </text:list-item>
        <text:list-item>
          <text:p text:style-name="P6">Connaissent tt les autres root server</text:p>
        </text:list-item>
        <text:list-item>
          <text:p text:style-name="P6">Connaissent tt les TLDs</text:p>
        </text:list-item>
      </text:list>
      <text:p text:style-name="P4"/>
      <text:p text:style-name="P4">De base 13 dans le monde en (85)</text:p>
      <text:p text:style-name="P4"/>
      <text:p text:style-name="P4"/>
      <text:p text:style-name="P4">nslookup sur windows permet de résoudre une adresse ip</text:p>
      <text:p text:style-name="P4">dig sur linux</text:p>
      <text:p text:style-name="P4"/>
      <text:p text:style-name="P4"/>
      <text:p text:style-name="P1">Étapes requêtes DNS</text:p>
      <text:p text:style-name="Standard"/>
      <text:list xml:id="list4976902745155512398" text:style-name="L3">
        <text:list-item>
          <text:p text:style-name="P7">Fichier host, windows <text:a xlink:type="simple" xlink:href="../../../../../../../../c:/windows/system32/drivers/etc/hosts" text:style-name="Internet_20_link" text:visited-style-name="Visited_20_Internet_20_Link">c:/windows/system32/drivers/etc/hosts</text:a> <text:s/>linux /etc/hosts</text:p>
        </text:list-item>
        <text:list-item>
          <text:p text:style-name="P7">Cache DNS local de l'ordinateur</text:p>
        </text:list-item>
        <text:list-item>
          <text:p text:style-name="P7">Serveur DNS récursif, il résout le nom si il est reposnable de la zone dns ou il possède l'info dans son cache dns</text:p>
        </text:list-item>
        <text:list-item>
          <text:p text:style-name="P7">Serveur redirecteur/forwarder si configuré</text:p>
        </text:list-item>
        <text:list-item>
          <text:p text:style-name="P7">Serveur racine du DNS (Root Name Server)</text:p>
        </text:list-item>
        <text:list-item>
          <text:p text:style-name="P7">Serveur TLD : le serveur TLD</text:p>
        </text:list-item>
        <text:list-item>
          <text:p text:style-name="P7">Serveur de noms faisant autorité</text:p>
        </text:list-item>
      </text:list>
      <text:p text:style-name="Standard">#Trouver un schéma</text:p>
      <text:p text:style-name="P1"><text:soft-page-break/>Zone DNS</text:p>
      <text:p text:style-name="P1"/>
      <text:p text:style-name="P4">#Trouver image pour windows et linux(bin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2-01-28T10:39:36</meta:creation-date>
    <meta:document-statistic meta:table-count="0" meta:image-count="0" meta:object-count="0" meta:page-count="2" meta:paragraph-count="35" meta:word-count="217" meta:character-count="1159"/>
    <dc:date>2022-01-28T11:36:50</dc:date>
    <dc:creator>Jordan </dc:creator>
    <meta:editing-duration>PT9M49S</meta:editing-duration>
    <meta:editing-cycles>1</meta:editing-cycles>
    <meta:generator>OpenOffice/4.1.7$Unix OpenOffice.org_project/417m1$Build-9800</meta:generator>
  </office:meta>
</office:document-meta>
</file>